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o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table:number-columns-repeated="55"/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1048307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00/00/00</text:date>, <text:time style:data-style-name="N2" text:time-value="10:42:07.08128165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9T09:36:12.029917599</meta:creation-date>
    <dc:date>2020-11-14T10:43:32.743263093</dc:date>
    <meta:editing-duration>PT5H12M4S</meta:editing-duration>
    <meta:editing-cycles>49</meta:editing-cycles>
    <meta:generator>LibreOffice/7.0.3.1$Linux_X86_64 LibreOffice_project/d7547858d014d4cf69878db179d326fc3483e082</meta:generator>
    <meta:document-statistic meta:table-count="1" meta:cell-count="804" meta:object-count="0"/>
  </office:meta>
</office:document-meta>
</file>